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d951a" officeooo:paragraph-rsid="001d951a"/>
    </style:style>
    <style:style style:name="P2" style:family="paragraph" style:parent-style-name="Standard">
      <style:text-properties officeooo:rsid="001d951a" officeooo:paragraph-rsid="001d951a"/>
    </style:style>
    <style:style style:name="P3" style:family="paragraph" style:parent-style-name="Standard">
      <style:paragraph-properties fo:text-align="start" style:justify-single-word="false"/>
      <style:text-properties officeooo:rsid="001d951a" officeooo:paragraph-rsid="001d951a"/>
    </style:style>
    <style:style style:name="P4" style:family="paragraph" style:parent-style-name="Standard">
      <style:text-properties fo:font-weight="bold" officeooo:rsid="001d951a" officeooo:paragraph-rsid="001d951a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d951a" officeooo:paragraph-rsid="001d951a" style:font-weight-asian="bold" style:font-weight-complex="bold"/>
    </style:style>
    <style:style style:name="P7" style:family="paragraph" style:parent-style-name="Standard">
      <style:text-properties fo:font-weight="bold" officeooo:rsid="001d951a" officeooo:paragraph-rsid="001e48f6" style:font-weight-asian="bold" style:font-weight-complex="bold"/>
    </style:style>
    <style:style style:name="P8" style:family="paragraph" style:parent-style-name="Standard">
      <style:text-properties fo:font-size="18pt" fo:font-weight="bold" officeooo:rsid="00223e06" officeooo:paragraph-rsid="00223e06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223e06" officeooo:paragraph-rsid="0026770a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6pt" fo:font-weight="bold" officeooo:rsid="001d951a" officeooo:paragraph-rsid="001d951a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officeooo:rsid="001d951a" officeooo:paragraph-rsid="001d951a" style:font-size-asian="16pt" style:font-size-complex="16pt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ext_20_body">
      <style:text-properties fo:font-size="18pt" fo:font-weight="bold" officeooo:rsid="00212e3d" officeooo:paragraph-rsid="00212e3d" style:font-size-asian="18pt" style:font-weight-asian="bold" style:font-size-complex="18pt" style:font-weight-complex="bold"/>
    </style:style>
    <style:style style:name="P14" style:family="paragraph" style:parent-style-name="Text_20_body">
      <style:text-properties fo:font-size="18pt" fo:font-weight="bold" officeooo:rsid="00223e06" officeooo:paragraph-rsid="00223e06" style:font-size-asian="18pt" style:font-weight-asian="bold" style:font-size-complex="18pt" style:font-weight-complex="bold"/>
    </style:style>
    <style:style style:name="P15" style:family="paragraph" style:parent-style-name="Text_20_body">
      <style:text-properties fo:font-size="18pt" fo:font-weight="bold" officeooo:rsid="00223e06" officeooo:paragraph-rsid="0026770a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fo:font-weight="bold" officeooo:rsid="0026770a" officeooo:paragraph-rsid="0026770a" style:font-size-asian="18pt" style:font-weight-asian="bold" style:font-size-complex="18pt" style:font-weight-complex="bold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text-properties fo:font-size="16pt" fo:font-weight="bold" officeooo:rsid="001e48f6" officeooo:paragraph-rsid="001e48f6" style:font-size-asian="16pt" style:font-weight-asian="bold" style:font-size-complex="16pt" style:font-weight-complex="bold"/>
    </style:style>
    <style:style style:name="T1" style:family="text">
      <style:text-properties officeooo:rsid="001d951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35495" style:font-size-asian="14pt" style:font-size-complex="14pt"/>
    </style:style>
    <style:style style:name="T4" style:family="text">
      <style:text-properties fo:font-size="14pt" officeooo:rsid="0026770a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officeooo:rsid="0026770a"/>
    </style:style>
    <style:style style:name="T7" style:family="text">
      <style:text-properties officeooo:rsid="00235495"/>
    </style:style>
    <style:style style:name="T8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FEDERAL DO PIAUÍ – UFPI</text:p>
      <text:p text:style-name="P5">CURSO: BACHARELADO EM SISTEMAS DE INFORMAÇÃO</text:p>
      <text:p text:style-name="P5">DISCIPLINA: <text:span text:style-name="T1">EMPREENDORISMO EM INFORMÁTICA</text:span></text:p>
      <text:p text:style-name="P5">PROFESSORA: <text:span text:style-name="T1">Ismael Holanda</text:span></text:p>
      <text:p text:style-name="P4">Componentes: Patrick Nascimento</text:p>
      <text:p text:style-name="P4"><text:s text:c="25"/>João dos Santos Neto</text:p>
      <text:p text:style-name="P4"><text:s text:c="25"/>Jamile Jovita da Silva</text:p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 <text:s text:c="6"/><text:span text:style-name="T5">Estudo de Ca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7"><text:s text:c="67"/></text:p>
      <text:p text:style-name="P7"><text:s text:c="67"/>24/08/2022</text:p>
      <text:p text:style-name="P10"><text:soft-page-break/>Perfil ou características de um empreendedor:</text:p>
      <text:p text:style-name="P11"/>
      <text:h text:style-name="P1" text:outline-level="3"><text:span text:style-name="Strong_20_Emphasis"><text:span text:style-name="T8">1. Iniciativa</text:span></text:span></text:h>
      <text:p text:style-name="P17">Só a intenção não vale de nada sem ações. Caso contrário, é possível que continue sendo espectador do sucesso de outro. Estar atento às oportunidades é essencial, além disso é preciso aproveitá-las para usufruí-las.</text:p>
      <text:h text:style-name="P1" text:outline-level="3"><text:span text:style-name="Strong_20_Emphasis"><text:span text:style-name="T8">2. Persistência</text:span></text:span></text:h>
      <text:p text:style-name="P17">Não desista após o primeiro fracasso. As dificuldades são as experiências de uma jornada de aprendizado. Com elas, são adquiridas muitas lições que podem ser úteis para reavaliar os planos e metas ou, até mesmo, o modelo de negócio.</text:p>
      <text:h text:style-name="P1" text:outline-level="3"><text:span text:style-name="Strong_20_Emphasis"><text:span text:style-name="T8">3. Planejamento</text:span></text:span></text:h>
      <text:p text:style-name="P17">A curva de aprendizado também compreende o monitoramento das informações de uma empresa. O empreendedor precisa estar atento para analisar e monitorar constantemente os seus resultados. Isso vai dar munição para correções e melhorias.</text:p>
      <text:h text:style-name="P1" text:outline-level="3"><text:span text:style-name="Strong_20_Emphasis"><text:span text:style-name="T8">4. Autoconfiança</text:span></text:span></text:h>
      <text:p text:style-name="P17">O empreendedor precisa passar credibilidade para os seus clientes e fornecedores. A melhor forma de conquistar a autoconfiança é tendo conhecimento profundo do negócio para extrair todas as informações necessárias e demonstrar que você sabe o que está fazendo diante de algum risco ou na tomada de uma decisão estratégica.</text:p>
      <text:h text:style-name="P1" text:outline-level="3"><text:span text:style-name="Strong_20_Emphasis"><text:span text:style-name="T8">5. Liderança</text:span></text:span></text:h>
      <text:p text:style-name="P17">O líder tem um papel chave no desenvolvimento de uma empresa ou projeto. Para desenvolver a liderança, é importante saber se colocar no lugar do outro, motivando e confiando no trabalho dos demais.</text:p>
      <text:h text:style-name="P1" text:outline-level="3"><text:span text:style-name="Strong_20_Emphasis"><text:span text:style-name="T8">6. Conhecimento</text:span></text:span></text:h>
      <text:p text:style-name="P17">Procurar estar atualizado o tempo inteiro é um trabalho contínuo, por isso deve ser uma característica do empreendedor. Esse exercício ajuda a <text:soft-page-break/>encontrar novas maneiras de oferecer produtos e serviços. Além disso, poder ter informações estratégicas sobre os seus processos, clientes, fornecedores e concorrentes.</text:p>
      <text:h text:style-name="P1" text:outline-level="3"><text:span text:style-name="Strong_20_Emphasis"><text:span text:style-name="T8">7. Visão empreendedora</text:span></text:span></text:h>
      <text:p text:style-name="P17">Com uma visão empreendedora, é como se o profissional estivesse o tempo inteiro adiantado em relação aos demais. Uma exemplificação disso são os empreendedores que conseguem ter mais de um projeto em andamento.</text:p>
      <text:h text:style-name="P1" text:outline-level="3"><text:span text:style-name="Strong_20_Emphasis"><text:span text:style-name="T8">8. Capacitação</text:span></text:span></text:h>
      <text:p text:style-name="P17">Entre tantas características de um empreendedor, a capacitação profissional é um dos diferenciais competitivos. O conhecimento pode ajudar no direcionamento do negócio seja para ter mecanismos para acompanhar as tendências ou na escolha dos profissionais mais adequados para atuar nas áreas da sua empresa.</text:p>
      <text:p text:style-name="P18">FONTE: https://santandernegocioseempresas.com.br/conhecimento/empreendedorismo/perfil-empreendedor/</text:p>
      <text:p text:style-name="P12"/>
      <text:p text:style-name="P13">Sessão de perguntas com o empreendedor com base na pesquisa feita:</text:p>
      <text:p text:style-name="P14">1 – Quais motivos fizeram você empreendedor iniciar seu negócio? Existiu algum fator para selecionar o negócio certo a iniciar?</text:p>
      <text:p text:style-name="P16"><text:s text:c="3"/>R: Ter liberdade de sair da caixa.</text:p>
      <text:p text:style-name="P14">2 – Você teve algum planejamento inicial? Buscou procurar conhecimento<text:span text:style-name="T7">(experiência de vida, cursos, tecnólogos, etc)</text:span>?</text:p>
      <text:p text:style-name="P14"><text:s text:c="3"/><text:span text:style-name="T6">R: Fiz um planejamento do ramo alimentício durante a pandemia.</text:span></text:p>
      <text:p text:style-name="P14"><text:s text:c="3"/><text:span text:style-name="T6">R: Pesquisei sobre o publico alvo que eu conseguiria atingir.</text:span></text:p>
      <text:p text:style-name="P14"><text:soft-page-break/>3 – Para você, esse conhecimento foi essencial para manter vivo o seu negócio?</text:p>
      <text:p text:style-name="P14"><text:s text:c="3"/><text:span text:style-name="T6">R: Sim, principalmente a questão do público alvo.</text:span></text:p>
      <text:p text:style-name="P14">4 – Você é bastante autoconfiante em seu negócio? Quais soluções você tem caso algum risco recaia no seu negócio?</text:p>
      <text:p text:style-name="P15"><text:s text:c="3"/><text:span text:style-name="T6">R: Sou alto confiante, tenho 80% de certeza.</text:span></text:p>
      <text:p text:style-name="P15"><text:span text:style-name="T6"><text:s text:c="3"/>R: Sobre o alto risco, a qualidade do produto e relação interpessoal entre o <text:s text:c="4"/></text:span></text:p>
      <text:p text:style-name="P15"><text:span text:style-name="T6"><text:s text:c="3"/>cliente.</text:span></text:p>
      <text:p text:style-name="P14">5 – Caso seu negócio comece a ir mal, você teria persistência em continuar? Ou você largaria o atual e iniciaria outro?</text:p>
      <text:p text:style-name="P14"><text:s text:c="3"/><text:span text:style-name="T6">R: Teria persistência até um ano depois, se não iniciaria um novo.</text:span></text:p>
      <text:p text:style-name="P8">6 – Para você, ser empreendedor precisar ter quais habilidades para se manter vivo no mercado?</text:p>
      <text:p text:style-name="P9"><text:s text:c="3"/><text:span text:style-name="T6">R: Coragem, liderança, olhar de águia, ter visão de negócio, saber o momento <text:s text:c="7"/></text:span></text:p>
      <text:p text:style-name="P9"><text:span text:style-name="T6"><text:s text:c="3"/>cer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8:54:12.756525245</meta:creation-date>
    <dc:date>2022-08-24T13:41:51.198479098</dc:date>
    <meta:editing-duration>PT14M4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4" meta:paragraph-count="45" meta:word-count="565" meta:character-count="3971" meta:non-whitespace-character-count="3205"/>
  </office:meta>
</office:document-meta>
</file>